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eiryo" svg:font-family="Meiryo"/>
    <style:font-face style:name="Tahoma" svg:font-family="Tahoma" style:font-family-generic="swiss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</style:style>
    <style:style style:name="P1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3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4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5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6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7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8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9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0" style:family="paragraph" style:parent-style-name="Text_20_body" style:list-style-name="L17">
      <style:paragraph-properties fo:line-height="150%"/>
      <style:text-properties style:font-name="Arial" fo:font-size="16pt" style:font-name-asian="Arial" style:font-size-asian="16pt" style:font-size-complex="16pt"/>
    </style:style>
    <style:style style:name="P3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59" style:family="paragraph" style:parent-style-name="Text_20_body">
      <style:paragraph-properties fo:margin-top="0cm" fo:margin-bottom="0cm" fo:line-height="150%" style:writing-mode="lr-tb"/>
    </style:style>
    <style:style style:name="P6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61" style:family="paragraph" style:parent-style-name="Table_20_Contents" style:list-style-name="L18">
      <style:text-properties style:font-name="Verdana" fo:font-size="16pt" style:font-size-asian="16pt" style:font-size-complex="16pt"/>
    </style:style>
    <style:style style:name="P62" style:family="paragraph" style:parent-style-name="Table_20_Contents" style:list-style-name="L19">
      <style:text-properties style:font-name="Verdana" fo:font-size="16pt" style:font-size-asian="16pt" style:font-size-complex="16pt"/>
    </style:style>
    <style:style style:name="P63" style:family="paragraph" style:parent-style-name="Table_20_Contents" style:list-style-name="L20">
      <style:text-properties style:font-name="Verdana" fo:font-size="16pt" style:font-size-asian="16pt" style:font-size-complex="16pt"/>
    </style:style>
    <style:style style:name="P64" style:family="paragraph" style:parent-style-name="Table_20_Contents" style:list-style-name="L21">
      <style:text-properties style:font-name="Verdana" fo:font-size="16pt" style:font-size-asian="16pt" style:font-size-complex="16pt"/>
    </style:style>
    <style:style style:name="P65" style:family="paragraph" style:parent-style-name="Table_20_Contents" style:list-style-name="L18">
      <style:text-properties style:font-name="Verdana" fo:font-size="16pt" fo:background-color="#996600" style:font-size-asian="16pt" style:font-size-complex="16pt"/>
    </style:style>
    <style:style style:name="P6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4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6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0">20200825_171613</text:p>
          </table:table-cell>
          <table:table-cell table:style-name="表14.B1" office:value-type="string">
            <text:p text:style-name="P8"/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12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>20200828_114247</text:p>
          </table:table-cell>
          <table:table-cell table:style-name="表14.B2" office:value-type="string">
            <text:p text:style-name="P12">@@%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1">@@#</text:p>
      <text:p text:style-name="P11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6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</text:span><text:soft-page-break/><text:span text:style-name="T14">(AUDJPY-M5).(2020-05-13_2020-05-21).</text:span><text:span text:style-name="T14">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4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10">:\Users\iwabuchiken\AppData\Roaming\MetaQuotes\Terminal\34</text:span><text:span text:style-name="T10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4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7"/>
      <text:p text:style-name="P11"/>
      <text:p text:style-name="P15"><text:span text:style-name="T6">6.2.4_13</text:span><text:span text:style-name="T5">---------------------------------------------------------------------------</text:span></text:p>
      <text:p text:style-name="P18">[14] res free# JVEMV6 44#6.2_X / 44. currency / 6. obs / 2. demo result data / 20200911_172811</text:p>
      <text:p text:style-name="P7"/>
      <text:p text:style-name="P7">[do] <text:span text:style-name="T1">#_ </text:span></text:p>
      <text:list xml:id="list3177004465164785862" text:style-name="L1">
        <text:list-item>
          <text:p text:style-name="P32">REVIEW </text:p>
        </text:list-item>
        <text:list-item>
          <text:p text:style-name="P32">TASK : TASKS-26 (==&gt; the task code)</text:p>
          <text:list>
            <text:list-item>
              <text:list>
                <text:list-item>
                  <text:p text:style-name="P32">E:\fx</text:p>
                  <text:list>
                    <text:list-item>
                      <text:p text:style-name="P32">20200903_093746[eap-2.id-1].[AUDJPY-5].dir</text:p>
                    </text:list-item>
                    <text:list-item>
                      <text:p text:style-name="P51">20200904_094441[eap-2.id-1].[AUDJPY-5].dir</text:p>
                    </text:list-item>
                    <text:list-item>
                      <text:p text:style-name="P51"><text:soft-page-break/>20200904_221423[eap-2.id-1].[USDJPY-5].dir</text:p>
                    </text:list-item>
                  </text:list>
                </text:list-item>
                <text:list-item>
                  <text:p text:style-name="P32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32"><text:span text:style-name="T1">#_ </text:span>T-1.1 : 20200903_093746[eap-2.id-1].[AUDJPY-5].dir </text:p>
              <text:list>
                <text:list-item>
                  <text:p text:style-name="P32"/>
                </text:list-item>
              </text:list>
            </text:list-item>
          </text:list>
        </text:list-item>
      </text:list>
      <text:p text:style-name="P7">[next]</text:p>
      <text:list xml:id="list4664540481092706844" text:style-name="L2">
        <text:list-item>
          <text:p text:style-name="P33">TASK : TASKS-26 (==&gt; the task code)</text:p>
          <text:list>
            <text:list-item>
              <text:list>
                <text:list-item>
                  <text:p text:style-name="P33">E:\fx</text:p>
                  <text:list>
                    <text:list-item>
                      <text:p text:style-name="P33">20200904_094441[eap-2.id-1].[AUDJPY-5].dir</text:p>
                    </text:list-item>
                    <text:list-item>
                      <text:p text:style-name="P33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1_181429</text:span></text:p>
      <text:p text:style-name="P7"/>
      <text:p text:style-name="P11"/>
      <text:p text:style-name="P15"><text:span text:style-name="T6">6.2.4_14</text:span><text:span text:style-name="T5">---------------------------------------------------------------------------</text:span></text:p>
      <text:p text:style-name="P18">[15] res free# JVEMV6 44#6.2_X / 44. currency / 6. obs / 2. demo result data / 20200912_104905</text:p>
      <text:p text:style-name="P7"/>
      <text:p text:style-name="P7">[do] <text:span text:style-name="T1">#_ </text:span></text:p>
      <text:list xml:id="list7417155275827701429" text:style-name="L3">
        <text:list-item>
          <text:p text:style-name="P34">REVIEW </text:p>
        </text:list-item>
        <text:list-item>
          <text:p text:style-name="P34">TASK : TASKS-26 (==&gt; the task code)</text:p>
          <text:list>
            <text:list-item>
              <text:list>
                <text:list-item>
                  <text:p text:style-name="P34">E:\fx</text:p>
                  <text:list>
                    <text:list-item>
                      <text:p text:style-name="P34"><text:soft-page-break/><text:span text:style-name="T1">#_ </text:span>20200904_094441[eap-2.id-1].[AUDJPY-5].dir</text:p>
                    </text:list-item>
                    <text:list-item>
                      <text:p text:style-name="P34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34"><text:span text:style-name="T1">#_ </text:span>T-1.1 : 20200904_094441[eap-2.id-1].[AUDJPY-5].dir </text:p>
            </text:list-item>
            <text:list-item>
              <text:p text:style-name="P34"><text:span text:style-name="T1">#_ </text:span>T-1.2 : 20200904_221423[eap-2.id-1].[USDJPY-5].dir </text:p>
            </text:list-item>
            <text:list-item>
              <text:p text:style-name="P34"/>
            </text:list-item>
          </text:list>
        </text:list-item>
      </text:list>
      <text:p text:style-name="P7">[next]</text:p>
      <text:list xml:id="list7912116617732593435" text:style-name="L4">
        <text:list-item>
          <text:p text:style-name="P35">TASK</text:p>
          <text:list>
            <text:list-item>
              <text:list>
                <text:list-item>
                  <text:p text:style-name="P35">20200907_140329[eap-2.id-1].[AUDJPY-5].dir</text:p>
                </text:list-item>
                <text:list-item>
                  <text:p text:style-name="P35">20200907_143149[eap-2.id-1].[AUDJPY-5].dir</text:p>
                </text:list-item>
                <text:list-item>
                  <text:p text:style-name="P35">20200908_094814[eap-2.id-1].[AUDJPY-5].dir</text:p>
                </text:list-item>
                <text:list-item>
                  <text:p text:style-name="P35">20200909_091350[eap-2.id-1].[AUDJPY-5].dir</text:p>
                </text:list-item>
                <text:list-item>
                  <text:p text:style-name="P35">20200910_093925[eap-2.id-1].[USDJPY-5].dir</text:p>
                </text:list-item>
                <text:list-item>
                  <text:p text:style-name="P35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2_112727</text:span></text:p>
      <text:p text:style-name="P11"/>
      <text:p text:style-name="P15"><text:span text:style-name="T6">13.48_X</text:span><text:span text:style-name="T5">---------------------------------------------------------------------------</text:span></text:p>
      <text:p text:style-name="P18">[1] res free# JVEMV6 44#13.48_X / 44. currency / 13. tasks / 48. comment-out:ea-6 / 20200913_110315</text:p>
      <text:p text:style-name="P9"/>
      <text:p text:style-name="P7">[do] <text:span text:style-name="T1">#_ </text:span></text:p>
      <text:list xml:id="list5823138928609628148" text:style-name="L5">
        <text:list-item>
          <text:p text:style-name="P36">REVIEW </text:p>
        </text:list-item>
        <text:list-item>
          <text:p text:style-name="P36">TASK-1</text:p>
          <text:list>
            <text:list-item>
              <text:list>
                <text:list-item>
                  <text:p text:style-name="P36">C:\Users\iwabuchiken\AppData\Roaming\MetaQuotes\Ter<text:soft-page-break/>minal\34B08C83A5AAE27A4079DE708E60511E\MQL4\Experts\labs\44_11.3_ea\44_11.3.2_ea-6\ea-6.mq4</text:p>
                </text:list-item>
                <text:list-item>
                  <text:p text:style-name="P36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36">T-1.1</text:p>
              <text:list>
                <text:list-item>
                  <text:p text:style-name="P36">lines</text:p>
                  <text:list>
                    <text:list-item>
                      <text:p text:style-name="P36"><text:span text:style-name="T1">#_ </text:span>326</text:p>
                    </text:list-item>
                    <text:list-item>
                      <text:p text:style-name="P36"><text:span text:style-name="T1">#_ </text:span>619 </text:p>
                    </text:list-item>
                    <text:list-item>
                      <text:p text:style-name="P36"><text:span text:style-name="T1">#_ </text:span>288</text:p>
                    </text:list-item>
                    <text:list-item>
                      <text:p text:style-name="P36"><text:span text:style-name="T1">#_ </text:span>1507</text:p>
                    </text:list-item>
                    <text:list-item>
                      <text:p text:style-name="P36"><text:span text:style-name="T1">#_ </text:span>1518</text:p>
                    </text:list-item>
                  </text:list>
                </text:list-item>
                <text:list-item>
                  <text:p text:style-name="P36"><text:span text:style-name="T1">#_ </text:span>compile</text:p>
                </text:list-item>
              </text:list>
            </text:list-item>
          </text:list>
        </text:list-item>
      </text:list>
      <text:p text:style-name="P7">[next]</text:p>
      <text:list xml:id="list4905426080807208946" text:style-name="L6">
        <text:list-item>
          <text:p text:style-name="P37">TASK : COMP</text:p>
        </text:list-item>
      </text:list>
      <text:p text:style-name="P7">[further]</text:p>
      <text:p text:style-name="P7"><text:line-break/><text:span text:style-name="T13">[/ XXX] 20200913_112252</text:span></text:p>
      <text:p text:style-name="P9"/>
      <text:p text:style-name="P11"/>
      <text:p text:style-name="P9"/>
      <text:p text:style-name="P15"><text:span text:style-name="T6">6.2.4_15</text:span><text:span text:style-name="T5">---------------------------------------------------------------------------</text:span></text:p>
      <text:p text:style-name="P18">[16] res free# JVEMV6 44#6.2_X / 44. currency / 6. obs / 2. <text:soft-page-break/>demo result data / 20200913_112259</text:p>
      <text:p text:style-name="P7"/>
      <text:p text:style-name="P7">[do] <text:span text:style-name="T1">#_ </text:span></text:p>
      <text:list xml:id="list4193475872203771258" text:style-name="L7">
        <text:list-item>
          <text:p text:style-name="P38">REVIEW </text:p>
        </text:list-item>
        <text:list-item>
          <text:p text:style-name="P38">TASK</text:p>
          <text:list>
            <text:list-item>
              <text:list>
                <text:list-item>
                  <text:p text:style-name="P52">20200907_140329[eap-2.id-1].[AUDJPY-5].dir</text:p>
                </text:list-item>
                <text:list-item>
                  <text:p text:style-name="P38">20200907_143149[eap-2.id-1].[AUDJPY-5].dir</text:p>
                </text:list-item>
                <text:list-item>
                  <text:p text:style-name="P38">20200908_094814[eap-2.id-1].[AUDJPY-5].dir</text:p>
                </text:list-item>
                <text:list-item>
                  <text:p text:style-name="P38">20200909_091350[eap-2.id-1].[AUDJPY-5].dir</text:p>
                </text:list-item>
                <text:list-item>
                  <text:p text:style-name="P38">20200910_093925[eap-2.id-1].[USDJPY-5].dir</text:p>
                </text:list-item>
                <text:list-item>
                  <text:p text:style-name="P38">20200911_181722[eap-2.id-1].[USDJPY-5].dir</text:p>
                </text:list-item>
              </text:list>
            </text:list-item>
            <text:list-item>
              <text:p text:style-name="P38"><text:span text:style-name="T1">#_ </text:span>T-1.1 : 20200907_143149[eap-2.id-1].[AUDJPY-5].dir</text:p>
              <text:list>
                <text:list-item>
                  <text:p text:style-name="P38">20200908_094814[eap-2.id-1].[AUDJPY-5].dir</text:p>
                </text:list-item>
              </text:list>
            </text:list-item>
          </text:list>
        </text:list-item>
      </text:list>
      <text:p text:style-name="P7">[next]</text:p>
      <text:list xml:id="list2124487113039922808" text:style-name="L8">
        <text:list-item>
          <text:p text:style-name="P39">TASK</text:p>
          <text:list>
            <text:list-item>
              <text:list>
                <text:list-item>
                  <text:p text:style-name="P39">20200907_143149[eap-2.id-1].[AUDJPY-5].dir</text:p>
                </text:list-item>
                <text:list-item>
                  <text:p text:style-name="P39">20200908_094814[eap-2.id-1].[AUDJPY-5].dir</text:p>
                </text:list-item>
                <text:list-item>
                  <text:p text:style-name="P39">20200909_091350[eap-2.id-1].[AUDJPY-5].dir</text:p>
                </text:list-item>
                <text:list-item>
                  <text:p text:style-name="P39">20200910_093925[eap-2.id-1].[USDJPY-5].dir</text:p>
                </text:list-item>
                <text:list-item>
                  <text:p text:style-name="P39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3_115631</text:span></text:p>
      <text:p text:style-name="P7"/>
      <text:p text:style-name="P11"/>
      <text:p text:style-name="P7"><text:soft-page-break/></text:p>
      <text:p text:style-name="P15"><text:span text:style-name="T6">6.2.4_15</text:span><text:span text:style-name="T5">---------------------------------------------------------------------------</text:span></text:p>
      <text:p text:style-name="P18">[16] res free# JVEMV6 44#6.2_X / 44. currency / 6. obs / 2. demo result data / 20200914_112743</text:p>
      <text:p text:style-name="P7"/>
      <text:p text:style-name="P7">[do] <text:span text:style-name="T1">#_ </text:span></text:p>
      <text:list xml:id="list2441175066937208687" text:style-name="L9">
        <text:list-item>
          <text:p text:style-name="P40">REVIEW </text:p>
        </text:list-item>
        <text:list-item>
          <text:p text:style-name="P40">TASK</text:p>
          <text:list>
            <text:list-item>
              <text:list>
                <text:list-item>
                  <text:p text:style-name="P53">20200907_143149[eap-2.id-1].[AUDJPY-5].dir</text:p>
                </text:list-item>
                <text:list-item>
                  <text:p text:style-name="P56">20200908_094814[eap-2.id-1].[AUDJPY-5].dir</text:p>
                </text:list-item>
                <text:list-item>
                  <text:p text:style-name="P56">20200909_091350[eap-2.id-1].[AUDJPY-5].dir</text:p>
                </text:list-item>
                <text:list-item>
                  <text:p text:style-name="P57">20200910_093925[eap-2.id-1].[USDJPY-5].dir</text:p>
                </text:list-item>
                <text:list-item>
                  <text:p text:style-name="P57">20200911_181722[eap-2.id-1].[USDJPY-5].dir</text:p>
                </text:list-item>
              </text:list>
            </text:list-item>
            <text:list-item>
              <text:p text:style-name="P40"><text:span text:style-name="T1">#_ </text:span>T-1.1 : 20200908_094814[eap-2.id-1].[AUDJPY-5].dir </text:p>
            </text:list-item>
            <text:list-item>
              <text:p text:style-name="P40"><text:span text:style-name="T1">#_ </text:span>20200909_091350[eap-2.id-1].[AUDJPY-5].dir </text:p>
            </text:list-item>
            <text:list-item>
              <text:p text:style-name="P40"/>
            </text:list-item>
          </text:list>
        </text:list-item>
      </text:list>
      <text:p text:style-name="P7">[next]</text:p>
      <text:list xml:id="list8853718891717097631" text:style-name="L10">
        <text:list-item>
          <text:p text:style-name="P41">TASK</text:p>
          <text:list>
            <text:list-item>
              <text:list>
                <text:list-item>
                  <text:p text:style-name="P41">20200910_093925[eap-2.id-1].[USDJPY-5].dir</text:p>
                </text:list-item>
                <text:list-item>
                  <text:p text:style-name="P41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4_121652</text:span></text:p>
      <text:p text:style-name="P7"/>
      <text:p text:style-name="P11"/>
      <text:p text:style-name="P7"><text:soft-page-break/></text:p>
      <text:p text:style-name="P15"><text:span text:style-name="T6">6.2.4_16</text:span><text:span text:style-name="T5">---------------------------------------------------------------------------</text:span></text:p>
      <text:p text:style-name="P18">[17] res free# JVEMV6 44#6.2_X / 44. currency / 6. obs / 2. demo result data / 20200915_163237</text:p>
      <text:p text:style-name="P7"/>
      <text:p text:style-name="P7">[do] <text:span text:style-name="T1">#_ </text:span></text:p>
      <text:list xml:id="list6509919315356136415" text:style-name="L11">
        <text:list-item>
          <text:p text:style-name="P42">REVIEW </text:p>
        </text:list-item>
        <text:list-item>
          <text:p text:style-name="P42"><text:span text:style-name="T1">#_ </text:span>SEG-1 : TASKS-48.1</text:p>
          <text:list>
            <text:list-item>
              <text:p text:style-name="P42">S-1.1</text:p>
              <text:list>
                <text:list-item>
                  <text:p text:style-name="P42">==&gt; OK</text:p>
                </text:list-item>
              </text:list>
            </text:list-item>
          </text:list>
        </text:list-item>
        <text:list-item>
          <text:p text:style-name="P42">TASK-1 </text:p>
          <text:list>
            <text:list-item>
              <text:list>
                <text:list-item>
                  <text:p text:style-name="P42"><text:span text:style-name="T1">#_ </text:span>20200910_093925[eap-2.id-1].[USDJPY-5].dir</text:p>
                </text:list-item>
                <text:list-item>
                  <text:p text:style-name="P54">20200911_181722[eap-2.id-1].[USDJPY-5].dir</text:p>
                </text:list-item>
              </text:list>
            </text:list-item>
          </text:list>
        </text:list-item>
      </text:list>
      <text:p text:style-name="P7">[next]</text:p>
      <text:list xml:id="list2005941634628520228" text:style-name="L12">
        <text:list-item>
          <text:p text:style-name="P43">TASK</text:p>
          <text:list>
            <text:list-item>
              <text:list>
                <text:list-item>
                  <text:p text:style-name="P43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5_175719</text:span></text:p>
      <text:p text:style-name="P7"/>
      <text:p text:style-name="P11"/>
      <text:p text:style-name="P7"/>
      <text:p text:style-name="P15"><text:span text:style-name="T6">6.2.4_17</text:span><text:span text:style-name="T5">---------------------------------------------------------------------------</text:span></text:p>
      <text:p text:style-name="P18">[18] res free# JVEMV6 44#6.2_X / 44. currency / 6. obs / 2. demo result data / 20200916_131234</text:p>
      <text:p text:style-name="P7"><text:soft-page-break/></text:p>
      <text:p text:style-name="P7">[do] <text:span text:style-name="T1">#_ </text:span></text:p>
      <text:list xml:id="list4169193820564080730" text:style-name="L13">
        <text:list-item>
          <text:p text:style-name="P44">REVIEW </text:p>
        </text:list-item>
        <text:list-item>
          <text:p text:style-name="P44"><text:span text:style-name="T1">#_ </text:span>TASK-1 </text:p>
          <text:list>
            <text:list-item>
              <text:list>
                <text:list-item>
                  <text:p text:style-name="P44">20200911_181722[eap-2.id-1].[USDJPY-5].dir</text:p>
                </text:list-item>
              </text:list>
            </text:list-item>
            <text:list-item>
              <text:p text:style-name="P44">T-1.1</text:p>
              <text:list>
                <text:list-item>
                  <text:p text:style-name="P44"><text:span text:style-name="T1">#_ </text:span>PROBLEM : “\app\Lib\utils\libfx.php (line 968) '$cntOf_TRs : 0'”</text:p>
                  <text:list>
                    <text:list-item>
                      <text:p text:style-name="P44">TRY-1 : review ==&gt; tickets-data list items → in statement file ?</text:p>
                      <text:list>
                        <text:list-item>
                          <text:p text:style-name="P44">==&gt; YES</text:p>
                        </text:list-item>
                      </text:list>
                    </text:list-item>
                    <text:list-item>
                      <text:p text:style-name="P44"><text:span text:style-name="T1">#_ </text:span>TRY-1.1 : statement file ==&gt; 9/11 and 9/10</text:p>
                      <text:list>
                        <text:list-item>
                          <text:p text:style-name="P44">9/10<text:tab/>==&gt; DetailedStatement.[u-j,M5,sell].[id=20117981].[20200913_112022].htm</text:p>
                        </text:list-item>
                        <text:list-item>
                          <text:p text:style-name="P44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44"><text:span text:style-name="T1">#_ </text:span>TRY-1.2 : 9/10 ==&gt; re-gen combined </text:p>
                      <text:list>
                        <text:list-item>
                          <text:p text:style-name="P44"><text:span text:style-name="T1">#_ </text:span>DUP : odt file</text:p>
                        </text:list-item>
                        <text:list-item>
                          <text:p text:style-name="P44"><text:span text:style-name="T1">#_ </text:span>search : #20200910_093925[eap-2.id-1].[USDJPY-5].dir ==&gt; <text:span text:style-name="T19">#20200916_133148</text:span></text:p>
                        </text:list-item>
                        <text:list-item>
                          <text:p text:style-name="P44"><text:span text:style-name="T19">folder ==&gt; back to …/Logs</text:span></text:p>
                        </text:list-item>
                        <text:list-item>
                          <text:p text:style-name="P44"><text:span text:style-name="T19">url ==&gt; access</text:span></text:p>
                        </text:list-item>
                        <text:list-item>
                          <text:p text:style-name="P44"><text:span text:style-name="T19">==&gt; gen-ed</text:span></text:p>
                        </text:list-item>
                      </text:list>
                    </text:list-item>
                    <text:list-item>
                      <text:p text:style-name="P44"><text:span text:style-name="T1">#_ </text:span><text:span text:style-name="T19">FOUND : html output ==&gt; “'count($lo_LineOf_Ticket_Data) : 98'”</text:span></text:p>
                    </text:list-item>
                    <text:list-item>
                      <text:p text:style-name="P44"><text:span text:style-name="T1">#_ </text:span><text:span text:style-name="T19">TRY-2 : review ==&gt; [ea-6_tester-1].(20200911_181722).</text:span><text:soft-page-break/><text:span text:style-name="T19">(tickets-data).log</text:span></text:p>
                      <text:list>
                        <text:list-item>
                          <text:p text:style-name="P44"><text:span text:style-name="T19">compare with : [ea-6_tester-1].(20200910_093925).(tickets-data).log</text:span></text:p>
                        </text:list-item>
                        <text:list-item>
                          <text:p text:style-name="P44"><text:span text:style-name="T19">===&gt; no diff</text:span></text:p>
                        </text:list-item>
                      </text:list>
                    </text:list-item>
                    <text:list-item>
                      <text:p text:style-name="P44"><text:span text:style-name="T19">TRY-3 : review ==&gt; “\lib_fx_admin.php (line 1404)”</text:span></text:p>
                      <text:list>
                        <text:list-item>
                          <text:p text:style-name="P44"><text:span text:style-name="T19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19">http://localhost/Eclipse_Luna/Cake_IFM11/fx_utilities/util_3__Gen_Trading_Result_List?param_Dpath_File_Tickets_Data=C</text:span></text:a><text:span text:style-name="T19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44"><text:span text:style-name="T1">#_ </text:span><text:span text:style-name="T19">TRY-4 : fix the params, re-access</text:span></text:p>
                      <text:list>
                        <text:list-item>
                          <text:p text:style-name="P44"><text:span text:style-name="T19">fixed url : http://localhost/Eclipse_Luna/Cake_IFM11/fx_utilities/util_3__Gen_Trading_Result_List?param_Dpath_File_Tickets_Data=C:\Users\iwabuchiken\AppData\Roaming\MetaQuotes\Terminal\34B08C83A5AAE27A4079DE708E60511E\MQL4\Files\Logs\20200911_181722[eap-2.id-1].[USDJPY-5].dir&amp;param_Fname_File_Tickets_Data=[ea-6_tester-1].</text:span><text:soft-page-break/><text:span text:style-name="T19">(20200911_181722).(tickets-data).log&amp;param_Fname_File_Statement=DetailedStateme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44"><text:span text:style-name="T19">===&gt; gen-ed</text:span></text:p>
                        </text:list-item>
                      </text:list>
                    </text:list-item>
                    <text:list-item>
                      <text:p text:style-name="P55">TRY-X : eclipse task : 44#fx-fix_in-44#6.2_combined-not-created-properly/1~</text:p>
                      <text:list>
                        <text:list-item>
                          <text:p text:style-name="P55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44"><text:s text:c="2"/></text:p>
                </text:list-item>
              </text:list>
            </text:list-item>
          </text:list>
        </text:list-item>
      </text:list>
      <text:p text:style-name="P7">[next]</text:p>
      <text:list xml:id="list6599628736324720086" text:style-name="L14">
        <text:list-item>
          <text:p text:style-name="P45">TASK</text:p>
          <text:list>
            <text:list-item>
              <text:list>
                <text:list-item>
                  <text:p text:style-name="P45">20200914_095555[eap-2.id-1].[USDJPY-5].dir</text:p>
                </text:list-item>
                <text:list-item>
                  <text:p text:style-name="P45">20200915_163128[eap-2.id-1].[USDJPY-5].dir</text:p>
                </text:list-item>
                <text:list-item>
                  <text:p text:style-name="P45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7"><text:span text:style-name="T18">@@@</text:span></text:p>
      <text:p text:style-name="P7"/>
      <text:p text:style-name="P15"><text:span text:style-name="T6">6.2.4_18</text:span><text:span text:style-name="T5">---------------------------------------------------------------------------</text:span></text:p>
      <text:p text:style-name="P18">[19] res free# JVEMV6 44#6.2_X / 44. currency / 6. obs / 2. demo result data / XXX</text:p>
      <text:p text:style-name="P7"><text:soft-page-break/></text:p>
      <text:p text:style-name="P7">[do] <text:span text:style-name="T1">#_ </text:span></text:p>
      <text:list xml:id="list5555747679059456659" text:style-name="L23">
        <text:list-item>
          <text:p text:style-name="P50">REVIEW </text:p>
        </text:list-item>
        <text:list-item>
          <text:p text:style-name="P50">TASK-1</text:p>
        </text:list-item>
      </text:list>
      <text:p text:style-name="P7">[next]</text:p>
      <text:list xml:id="list5399816171452846862" text:style-name="L22">
        <text:list-item>
          <text:p text:style-name="P49">TASK</text:p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7">------------------------------------------------ [TEMPLATE] 20191224_144528</text:p>
      <text:p text:style-name="P7"><text:span text:style-name="T12">XX</text:span>---------------------------------------------------------------------------</text:p>
      <text:p text:style-name="P18">res free# JVEMV6 44#10.2_XX / 44. currency / 10. prog-php / 2. tester / <text:s/>XXXX</text:p>
      <text:p text:style-name="P18"/>
      <text:p text:style-name="P7">[do] <text:span text:style-name="T1">#_ </text:span></text:p>
      <text:list xml:id="list34522605" text:continue-list="list7417155275827701429" text:style-name="L3">
        <text:list-item>
          <text:p text:style-name="P34">REVIEW </text:p>
        </text:list-item>
        <text:list-item>
          <text:p text:style-name="P34">TASK-1</text:p>
        </text:list-item>
      </text:list>
      <text:p text:style-name="P7">[next]</text:p>
      <text:list xml:id="list566572363445138882" text:style-name="L15">
        <text:list-item>
          <text:p text:style-name="P46">TASK</text:p>
        </text:list-item>
      </text:list>
      <text:p text:style-name="P7">[further]</text:p>
      <text:p text:style-name="P14"><text:line-break/><text:span text:style-name="T13">[/ XXX] </text:span></text:p>
      <text:p text:style-name="P23"/>
      <text:p text:style-name="P23"/>
      <text:p text:style-name="P23"><text:soft-page-break/></text:p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937427721388581738" text:style-name="L16">
        <text:list-item>
          <text:p text:style-name="P47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4511544" text:continue-numbering="true" text:style-name="L16">
        <text:list-item>
          <text:p text:style-name="P47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3188159658352199083" text:style-name="L17">
        <text:list-item>
          <text:p text:style-name="P30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5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389877119153829010" text:style-name="L18">
              <text:list-item>
                <text:p text:style-name="P61">M – w &gt; a (new window)</text:p>
              </text:list-item>
              <text:list-item>
                <text:p text:style-name="P61">doc 2 : select → session number</text:p>
              </text:list-item>
              <text:list-item>
                <text:p text:style-name="P61">doc 1</text:p>
                <text:list>
                  <text:list-item>
                    <text:p text:style-name="P61">DUP → template</text:p>
                  </text:list-item>
                  <text:list-item>
                    <text:p text:style-name="P61">session num → paste</text:p>
                  </text:list-item>
                  <text:list-item>
                    <text:p text:style-name="P61"><text:soft-page-break/>datetime ==&gt; change to “XXX”</text:p>
                  </text:list-item>
                  <text:list-item>
                    <text:p text:style-name="P61">session num → update</text:p>
                  </text:list-item>
                </text:list>
              </text:list-item>
              <text:list-item>
                <text:p text:style-name="P61">doc 2 : select → session string</text:p>
              </text:list-item>
              <text:list-item>
                <text:p text:style-name="P65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5635377566006359596" text:style-name="L19">
              <text:list-item>
                <text:p text:style-name="P62">commit</text:p>
                <text:list>
                  <text:list-item>
                    <text:p text:style-name="P62">jve</text:p>
                  </text:list-item>
                  <text:list-item>
                    <text:p text:style-name="P62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29">###</text:p>
          </table:table-cell>
          <table:covered-table-cell/>
        </table:table-row>
        <table:table-row>
          <table:table-cell table:style-name="表5.A6" office:value-type="float" office:value="1">
            <text:p text:style-name="P28">1</text:p>
          </table:table-cell>
          <table:table-cell table:style-name="表5.A3" office:value-type="string">
            <text:p text:style-name="P27"><office:annotation office:name="__Annotation__8900_5646382082"><dc:creator>iwabuchi ken</dc:creator><dc:date>2020-06-18T17:30:51.05</dc:date><text:p text:style-name="P66"><text:span text:style-name="T20">https://stackoverflow.com/questions/357315/get-list-of-passed-arguments-in-windows-batch-script-bat</text:span></text:p></office:annotation><text:span text:style-name="T16">C:</text:span><office:annotation-end office:name="__Annotation__8900_5646382082"/><text:span text:style-name="T16">\WORKS_2\WS\WS_Others.JVEMV6\JVEMV6\44_currency\10_prog-php\2_tester\end_all_cake.bat (comp)</text:span><text:span text:style-name="T17"> <text:s text:c="3"/></text:span><text:s text:c="11"/><text:span text:style-name="T4">[18] res free# JVEMV6 44#6.2_X / 44. currency / 6. obs / 2. demo result data / 20200916_131234</text:span></text:p>
          </table:table-cell>
        </table:table-row>
        <table:table-row>
          <table:table-cell table:style-name="表5.A6" office:value-type="float" office:value="2">
            <text:p text:style-name="P26">2</text:p>
          </table:table-cell>
          <table:table-cell table:style-name="表5.A3" office:value-type="string">
            <text:p text:style-name="P26"><office:annotation office:name="__Annotation__8900_56463820813"><dc:creator>iwabuchi ken</dc:creator><dc:date>2020-06-18T17:30:51.34</dc:date><text:p text:style-name="P66"><text:span text:style-name="T20">https://stackoverflow.com/questions/357315/get-list-of-passed-arguments-in-windows-batch-script-bat</text:span></text:p></office:annotation><text:span text:style-name="T16">C:</text:span><office:annotation-end office:name="__Annotation__8900_56463820813"/><text:span text:style-name="T16">\WORKS_2\WS\WS_Others.JVEMV6\JVEMV6\44_currency\10_prog-php\2_tester\end_all_mt4.bat <text:s text:c="55"/></text:span><text:span text:style-name="T4">[18] res free# JVEMV6 44#6.2_X / 44. currency / 6. obs / 2. demo result data / 20200916_131234</text:span></text:p>
          </table:table-cell>
        </table:table-row>
        <table:table-row>
          <table:table-cell table:style-name="表5.A6" office:value-type="float" office:value="3">
            <text:p text:style-name="P26">3</text:p>
          </table:table-cell>
          <table:table-cell table:style-name="表5.A3" office:value-type="string">
            <text:p text:style-name="P26"><office:annotation office:name="__Annotation__8900_564638208111"><dc:creator>iwabuchi ken</dc:creator><dc:date>2020-06-18T17:30:51.34</dc:date><text:p text:style-name="P66"><text:span text:style-name="T20">https://stackoverflow.com/questions/357315/get-list-of-passed-arguments-in-windows-batch-script-bat</text:span></text:p></office:annotation><text:span text:style-name="T15">C:</text:span><office:annotation-end office:name="__Annotation__8900_564638208111"/><text:span text:style-name="T15">\WORKS_2\WS\WS_Others.JVEMV6\JVEMV6\44_currency\10_prog-php\2_tester\end_all_jve.bat</text:span> <text:span text:style-name="T4">[18] res free# JVEMV6 44#6.2_X / 44. currency / 6. obs / 2. demo result data / 20200916_131234</text:span></text:p>
          </table:table-cell>
        </table:table-row>
        <table:table-row>
          <table:table-cell table:style-name="表5.A6" office:value-type="float" office:value="4">
            <text:p text:style-name="P26">4</text:p>
          </table:table-cell>
          <table:table-cell table:style-name="表5.A3" office:value-type="string">
            <text:p text:style-name="P26"><office:annotation office:name="__Annotation__8900_564638208121"><dc:creator>iwabuchi ken</dc:creator><dc:date>2020-06-18T17:30:51.34</dc:date><text:p text:style-name="P66"><text:span text:style-name="T20">https://stackoverflow.com/questions/357315/get-list-of-passed-arguments-in-windows-batch-script-bat</text:span></text:p></office:annotation><text:span text:style-name="T15">C:</text:span><office:annotation-end office:name="__Annotation__8900_564638208121"/><text:span text:style-name="T15">\WORKS_2\WS\WS_Others.JVEMV6\JVEMV6\44_currency\10_prog-php\2_tester\end_all_apps.bat</text:span> <text:span text:style-name="T4">[18] res free# JVEMV6 44#6.2_X / 44. currency / 6. obs / 2. demo result data / 20200916_131234</text:span></text:p>
          </table:table-cell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8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4427800359038473647" text:style-name="L20">
              <text:list-item>
                <text:p text:style-name="P63">doc 1 : select → git push, echo</text:p>
              </text:list-item>
              <text:list-item>
                <text:p text:style-name="P63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19"><text:span text:style-name="T8">C:\WORKS_2\WS\WS_Others.JVEMV6\JVEMV6\37_miscs\12_pro</text:span><text:span text:style-name="T8">grammin</text:span><text:span text:style-name="T8">g\3_fx-log-file\end_apps.bat &amp;&amp; echo.&gt;&gt; </text:span><text:span text:style-name="T8">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1">C:\WORKS_2\a.bat &amp;&amp; r oj &amp;&amp; git add -A &amp;&amp; git commit -m ^"<text:span text:style-name="T9">[21] </text:span><text:soft-page-break/><text:span text:style-name="T9">res free# </text:span><text:span text:style-name="T9">JVEMV6 44#10.2.2_XX / 44. currency / 10. prog-php / </text:span><text:span text:style-name="T9">2. tester / 2. <text:s/></text:span><text:span text:style-name="T9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1">C:\WORKS_2\a.bat &amp;&amp; r c &amp;&amp; git add -A &amp;&amp; git commit -m ^"<text:span text:style-name="T9">[20] </text:span><text:span text:style-name="T9">res free# </text:span><text:span text:style-name="T9">JVEMV6 44#10.2.2_XX / 44. currency / 10. prog-php / </text:span><text:span text:style-name="T9">2. tester / 2. <text:s/></text:span><text:span text:style-name="T9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0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1750882188175711866" text:style-name="L21">
              <text:list-item>
                <text:p text:style-name="P64">eclipse</text:p>
              </text:list-item>
              <text:list-item>
                <text:p text:style-name="P64">mt4</text:p>
              </text:list-item>
              <text:list-item>
                <text:p text:style-name="P64">folders</text:p>
              </text:list-item>
              <text:list-item>
                <text:p text:style-name="P64">sakura files</text:p>
              </text:list-item>
              <text:list-item>
                <text:p text:style-name="P64">docs</text:p>
              </text:list-item>
            </text:list>
          </table:table-cell>
          <table:covered-table-cell/>
        </table:table-row>
      </table:table>
      <text:list xml:id="list34532761" text:continue-list="list3188159658352199083" text:style-name="L17">
        <text:list-item>
          <text:p text:style-name="P30">git</text:p>
          <text:list>
            <text:list-item>
              <text:p text:style-name="P30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2"><text:span text:style-name="T8">C:\WORKS_2\WS\WS_Others.JVEMV6\JVEMV6\37_miscs\12_pro</text:span><text:span text:style-name="T8">grammin</text:span><text:span text:style-name="T8">g\3_fx-log-file\end_apps.bat &amp;&amp; echo.&gt;&gt; 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4528374" text:continue-numbering="true" text:style-name="L17">
        <text:list-item>
          <text:list>
            <text:list-item>
              <text:p text:style-name="P30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3">C:\WORKS_2\WS\WS_Others.JVEMV6\JVEMV6\37_miscs\12_programmin</text:span><text:span text:style-name="T3">g\3_fx-log-file\end_apps.bat</text:span></text:p>
          </table:table-cell>
        </table:table-row>
        <text:soft-page-break/>
        <table:table-row>
          <table:table-cell table:style-name="表10.A2" office:value-type="string">
            <text:p text:style-name="P20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20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</table:table>
      <text:list xml:id="list34506724" text:continue-numbering="true" text:style-name="L17">
        <text:list-item>
          <text:p text:style-name="P30">move “<text:span text:style-name="T2">@@@</text:span>”</text:p>
        </text:list-item>
        <text:list-item>
          <text:p text:style-name="P48">DUP : template</text:p>
        </text:list-item>
      </text:list>
      <text:p text:style-name="P7"/>
      <text:p text:style-name="P7">/ ------------------------------------------------------- [STEPS : closing] 20191220_142139 /</text:p>
      <text:p text:style-name="P13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eiryo" svg:font-family="Meiryo"/>
    <style:font-face style:name="Tahoma" svg:font-family="Tahoma" style:font-family-generic="swiss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16T14:30:22.44</dc:date>
    <dc:creator>iwabuchi ken</dc:creator>
    <meta:editing-duration>P10DT18H27M34S</meta:editing-duration>
    <meta:editing-cycles>1720</meta:editing-cycles>
    <meta:generator>OpenOffice/4.1.3$Win32 OpenOffice.org_project/413m1$Build-9783</meta:generator>
    <meta:document-statistic meta:table-count="6" meta:image-count="0" meta:object-count="0" meta:page-count="17" meta:paragraph-count="257" meta:word-count="1047" meta:character-count="12269"/>
  </office:meta>
</office:document-meta>
</file>